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16*2.54" office:value-type="float" office:value="40.64" calcext:value-type="float">
            <text:p>40.64</text:p>
          </table:table-cell>
          <table:table-cell table:number-columns-repeated="3"/>
        </table:table-row>
        <table:table-row table:style-name="ro1">
          <table:table-cell table:formula="of:=8*0.3048" office:value-type="float" office:value="2.4384" calcext:value-type="float">
            <text:p>2.4384</text:p>
          </table:table-cell>
          <table:table-cell table:number-columns-repeated="3"/>
        </table:table-row>
        <table:table-row table:style-name="ro1">
          <table:table-cell table:formula="of:=2*0.0254" office:value-type="float" office:value="0.0508" calcext:value-type="float">
            <text:p>0.0508</text:p>
          </table:table-cell>
          <table:table-cell table:number-columns-repeated="3"/>
        </table:table-row>
        <table:table-row table:style-name="ro1">
          <table:table-cell table:formula="of:=3.5*0.3048" office:value-type="float" office:value="1.0668" calcext:value-type="float">
            <text:p>1.066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veoplaca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N/m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22" calcext:value-type="float">
            <text:p>2.20E-02</text:p>
          </table:table-cell>
          <table:table-cell office:value-type="string" calcext:value-type="string">
            <text:p>m</text:p>
          </table:table-cell>
          <table:table-cell table:formula="of:=[.A9]/[.A8]" office:value-type="float" office:value="221.672727272727" calcext:value-type="float">
            <text:p>221.672727272727</text:p>
          </table:table-cell>
          <table:table-cell/>
        </table:table-row>
        <table:table-row table:style-name="ro1">
          <table:table-cell table:formula="of:=16*0.3048"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7" calcext:value-type="float">
            <text:p>7.00E-03</text:p>
          </table:table-cell>
          <table:table-cell office:value-type="string" calcext:value-type="string">
            <text:p>m</text:p>
          </table:table-cell>
          <table:table-cell table:formula="of:=[.A11]*[.C8]" office:value-type="float" office:value="1.55170909090909" calcext:value-type="float">
            <text:p>1.551709090909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float" office:value="0.015" calcext:value-type="float">
            <text:p>1.50E-02</text:p>
          </table:table-cell>
          <table:table-cell office:value-type="string" calcext:value-type="string">
            <text:p>m</text:p>
          </table:table-cell>
          <table:table-cell table:formula="of:=[.A12]*[.C8]" office:value-type="float" office:value="3.32509090909091" calcext:value-type="float">
            <text:p>3.325090909090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float" office:value="0.028" calcext:value-type="float">
            <text:p>2.80E-02</text:p>
          </table:table-cell>
          <table:table-cell office:value-type="string" calcext:value-type="string">
            <text:p>m</text:p>
          </table:table-cell>
          <table:table-cell table:formula="of:=[.A13]*[.C8]" office:value-type="float" office:value="6.20683636363636" calcext:value-type="float">
            <text:p>6.206836363636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float" office:value="0.062" calcext:value-type="float">
            <text:p>6.20E-02</text:p>
          </table:table-cell>
          <table:table-cell office:value-type="string" calcext:value-type="string">
            <text:p>m</text:p>
          </table:table-cell>
          <table:table-cell table:formula="of:=[.A14]*[.C8]" office:value-type="float" office:value="13.7437090909091" calcext:value-type="float">
            <text:p>13.7437090909091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23:11:36.784506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58:28.740508353</meta:creation-date>
    <dc:date>2019-10-08T23:20:40.705108438</dc:date>
    <meta:editing-duration>PT30M35S</meta:editing-duration>
    <meta:editing-cycles>4</meta:editing-cycles>
    <meta:generator>LibreOffice/6.0.7.3$Linux_X86_64 LibreOffice_project/00m0$Build-3</meta:generator>
    <meta:document-statistic meta:table-count="1" meta:cell-count="28" meta:object-count="0"/>
  </office:meta>
</office:document-meta>
</file>